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Author">
      <style:text-properties style:font-name="Arial1" officeooo:paragraph-rsid="0010a675"/>
    </style:style>
    <style:style style:name="P3" style:family="paragraph" style:parent-style-name="Abstract">
      <style:paragraph-properties fo:margin-left="0cm" fo:margin-right="0cm" fo:line-height="100%" fo:text-indent="0cm" style:auto-text-indent="false"/>
      <style:text-properties style:font-name="Arial1" officeooo:paragraph-rsid="0010a675" style:font-size-complex="12pt"/>
    </style:style>
    <style:style style:name="P4" style:family="paragraph" style:parent-style-name="Standard">
      <style:paragraph-properties fo:margin-top="0.423cm" fo:margin-bottom="0cm" style:contextual-spacing="false" fo:text-align="center" style:justify-single-word="false"/>
      <style:text-properties officeooo:paragraph-rsid="0010a675"/>
    </style:style>
    <style:style style:name="P5" style:family="paragraph" style:parent-style-name="Heading" style:master-page-name="Standard">
      <style:paragraph-properties style:page-number="101"/>
      <style:text-properties style:font-name="Arial1" fo:font-size="16pt" fo:font-weight="bold" officeooo:rsid="000da07e" officeooo:paragraph-rsid="0010a675" style:font-size-asian="16pt" style:font-weight-asian="bold"/>
    </style:style>
    <style:style style:name="P6" style:family="paragraph" style:parent-style-name="Address">
      <style:text-properties style:font-name="Arial1" fo:language="en" fo:country="US"/>
    </style:style>
    <style:style style:name="P7" style:family="paragraph" style:parent-style-name="Abstract">
      <style:paragraph-properties fo:margin-left="0cm" fo:margin-right="0.801cm" fo:margin-top="0cm" fo:margin-bottom="0cm" style:contextual-spacing="false" fo:line-height="100%" fo:text-indent="0cm" style:auto-text-indent="false"/>
      <style:text-properties officeooo:paragraph-rsid="0010a675"/>
    </style:style>
    <style:style style:name="P8" style:family="paragraph" style:parent-style-name="Heading_20_1" style:list-style-name="">
      <style:paragraph-properties fo:margin-left="0cm" fo:margin-right="0cm" fo:line-height="100%" fo:text-indent="0cm" style:auto-text-indent="false"/>
      <style:text-properties officeooo:paragraph-rsid="00121908"/>
    </style:style>
    <style:style style:name="P9" style:family="paragraph" style:parent-style-name="Standard">
      <style:paragraph-properties fo:margin-left="0cm" fo:margin-right="0.801cm" fo:margin-top="0cm" fo:margin-bottom="0cm" style:contextual-spacing="false" fo:line-height="100%" fo:text-indent="0cm" style:auto-text-indent="false"/>
      <style:text-properties style:font-name="Arial1" fo:font-size="12pt" fo:font-weight="normal" officeooo:paragraph-rsid="0010a675" style:font-size-asian="12pt" style:font-weight-asian="normal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Arial1" fo:font-size="12pt" fo:font-weight="normal" officeooo:paragraph-rsid="00121908" style:font-size-asian="12pt" style:font-weight-asian="normal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Arial1" fo:font-size="12pt" officeooo:paragraph-rsid="00121908" style:font-size-asian="12pt" style:font-size-complex="12pt"/>
    </style:style>
    <style:style style:name="P12" style:family="paragraph" style:parent-style-name="Standard">
      <style:paragraph-properties fo:margin-top="0.423cm" fo:margin-bottom="0cm" style:contextual-spacing="false" fo:line-height="100%"/>
      <style:text-properties style:font-name="Arial1" fo:font-size="12pt" fo:font-weight="bold" officeooo:paragraph-rsid="00121908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fo:color="#000000" loext:opacity="100%" style:font-name="Arial1" fo:font-size="12pt" fo:font-weight="normal" officeooo:paragraph-rsid="00121908" style:font-size-asian="12pt" style:font-weight-asian="norma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fo:color="#000000" loext:opacity="100%" style:font-name="Arial1" fo:font-size="12pt" fo:font-weight="normal" officeooo:paragraph-rsid="00121908" style:font-size-asian="12pt" style:font-weight-asian="normal" style:font-size-complex="12pt"/>
    </style:style>
    <style:style style:name="P15" style:family="paragraph" style:parent-style-name="Standard">
      <style:paragraph-properties fo:margin-top="0.423cm" fo:margin-bottom="0cm" style:contextual-spacing="false" fo:line-height="100%"/>
      <style:text-properties fo:color="#000000" loext:opacity="100%" style:font-name="Arial1" fo:font-size="12pt" fo:font-weight="bold" officeooo:paragraph-rsid="00121908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/>
      <style:text-properties fo:color="#000000" loext:opacity="100%" style:font-name="Arial1" fo:font-size="12pt" fo:font-weight="bold" officeooo:paragraph-rsid="00121908" style:font-size-asian="12pt" style:font-weight-asian="bold" style:font-size-complex="12pt"/>
    </style:style>
    <style:style style:name="T1" style:family="text">
      <style:text-properties fo:font-size="12pt" fo:language="pt" fo:country="BR" fo:font-weight="bold" style:font-size-asian="12pt" style:font-weight-asian="bold"/>
    </style:style>
    <style:style style:name="T2" style:family="text">
      <style:text-properties fo:font-size="12pt" fo:language="pt" fo:country="BR" fo:font-weight="bold" officeooo:rsid="000da07e" style:font-size-asian="12pt" style:font-weight-asian="bold"/>
    </style:style>
    <style:style style:name="T3" style:family="text">
      <style:text-properties style:font-name="Arial1" fo:font-size="12pt" fo:font-weight="normal" style:font-size-asian="12pt" style:font-weight-asian="normal"/>
    </style:style>
    <style:style style:name="T4" style:family="text">
      <style:text-properties fo:font-variant="normal" fo:text-transform="none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Arial1" fo:font-size="12pt" fo:letter-spacing="normal" fo:font-style="normal" fo:font-weight="normal" style:font-size-asian="12pt" style:language-asian="en" style:country-asian="US" style:font-weight-asian="normal" style:font-size-complex="12pt" style:font-weight-complex="normal"/>
    </style:style>
    <style:style style:name="T6" style:family="text">
      <style:text-properties fo:font-variant="normal" fo:text-transform="none" style:font-name="Arial1" fo:font-size="12pt" fo:letter-spacing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Arial1" fo:font-size="12pt" fo:letter-spacing="normal" fo:font-weight="normal" style:font-size-asian="12pt" style:language-asian="en" style:country-asian="US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42280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4228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language-asian="en" style:country-asian="US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language-asian="en" style:country-asian="US" style:font-size-complex="12pt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Arial1" fo:font-size="12pt" fo:letter-spacing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1" fo:font-size="12pt" fo:letter-spacing="normal" fo:font-weight="normal" style:font-size-asian="12pt" style:language-asian="en" style:country-asian="US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.049cm" loext:border-left="1.5pt solid #ffffff" loext:border-right="1.5pt solid #ffffff" loext:border-top="0.74pt solid #ffffff" loext:border-bottom="0.74pt solid #ffffff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language-asian="en" style:country-asian="US" style:font-weight-asian="normal" style:font-size-complex="12pt" style:font-weight-complex="normal" loext:padding="0.049cm" loext:border-left="1.5pt solid #ffffff" loext:border-right="1.5pt solid #ffffff" loext:border-top="0.74pt solid #ffffff" loext:border-bottom="0.74pt solid #ffffff"/>
    </style:style>
    <style:style style:name="T18" style:family="text">
      <style:text-properties fo:font-weight="normal" style:font-weight-asian="normal"/>
    </style:style>
    <style:style style:name="T19" style:family="text">
      <style:text-properties style:font-name="Arial1" fo:font-size="12pt" fo:font-weight="bold" style:font-size-asian="12pt" style:font-weight-asian="bold" style:font-weight-complex="bold"/>
    </style:style>
    <style:style style:name="T20" style:family="text">
      <style:text-properties style:font-name="Arial1" fo:font-size="12pt" fo:font-weight="bold" style:font-size-asian="12pt" style:font-weight-asian="bold" style:font-size-complex="12pt"/>
    </style:style>
    <style:style style:name="T21" style:family="text">
      <style:text-properties style:font-name="Arial1" fo:font-size="12pt" fo:font-weight="normal" style:font-size-asian="12pt" style:font-weight-asian="normal"/>
    </style:style>
    <style:style style:name="T22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style:font-size-asian="12pt" style:language-asian="en" style:country-asian="US" style:font-weight-asian="normal" style:font-size-complex="12pt" style:font-weight-complex="normal"/>
    </style:style>
    <style:style style:name="T24" style:family="text">
      <style:text-properties style:font-name="Arial1" fo:font-size="12pt" fo:language="pt" fo:country="BR" fo:font-style="italic" style:font-size-asian="12pt" style:font-style-asian="italic"/>
    </style:style>
    <style:style style:name="T25" style:family="text">
      <style:text-properties style:font-name="Arial1" fo:font-size="12pt" style:font-size-asian="12pt" style:font-size-complex="12pt"/>
    </style:style>
    <style:style style:name="T26" style:family="text">
      <style:text-properties style:font-name="Arial1" fo:font-size="12pt" style:font-size-asian="12pt" style:language-asian="en" style:country-asian="US" style:font-size-complex="12pt"/>
    </style:style>
    <style:style style:name="T27" style:family="text">
      <style:text-properties style:font-name="Arial1" fo:font-size="12pt" fo:letter-spacing="normal" fo:font-weight="normal" style:font-size-asian="12pt" style:font-weight-asian="normal" style:font-size-complex="12pt" style:font-weight-complex="normal"/>
    </style:style>
    <style:style style:name="T28" style:family="text">
      <style:text-properties style:font-name="Arial1" fo:font-size="12pt" fo:letter-spacing="normal" fo:font-weight="normal" style:font-size-asian="12pt" style:language-asian="en" style:country-asian="US" style:font-weight-asian="normal" style:font-size-complex="12pt" style:font-weight-complex="normal"/>
    </style:style>
    <style:style style:name="T29" style:family="text">
      <style:text-properties fo:color="#000000" loext:opacity="100%" style:font-name="Arial1" fo:font-size="12pt" fo:letter-spacing="normal" fo:font-weight="normal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Arial1" fo:font-size="12pt" fo:letter-spacing="normal" fo:font-weight="normal" style:font-size-asian="12pt" style:language-asian="en" style:country-asian="US" style:font-weight-asian="normal" style:font-size-complex="12pt" style:font-weight-complex="normal"/>
    </style:style>
    <style:style style:name="T31" style:family="text">
      <style:text-properties fo:color="#000000" loext:opacity="100%" style:font-name="Arial1" fo:font-size="12pt" fo:font-weight="normal" style:font-size-asian="12pt" style:font-weight-asian="normal" style:font-size-complex="12pt"/>
    </style:style>
    <style:style style:name="T32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Arial1" fo:font-size="12pt" fo:font-weight="normal" style:font-size-asian="12pt" style:language-asian="en" style:country-asian="US" style:font-weight-asian="normal" style:font-size-complex="12pt" style:font-weight-complex="normal"/>
    </style:style>
    <style:style style:name="T34" style:family="text">
      <style:text-properties fo:color="#000000" loext:opacity="100%" style:font-name="Arial1" fo:font-size="12pt" fo:font-weight="normal" officeooo:rsid="00144d62" style:font-size-asian="12pt" style:language-asian="en" style:country-asian="US" style:font-weight-asian="normal" style:font-size-complex="12pt" style:font-weight-complex="normal"/>
    </style:style>
    <style:style style:name="T35" style:family="text">
      <style:text-properties fo:color="#000000" loext:opacity="100%" style:font-name="Arial1" fo:font-size="12pt" style:font-size-asian="12pt" style:font-size-complex="12pt"/>
    </style:style>
    <style:style style:name="T36" style:family="text">
      <style:text-properties fo:color="#000000" loext:opacity="100%" style:font-name="Arial1" fo:font-size="12pt" style:font-size-asian="12pt" style:language-asian="en" style:country-asian="US" style:font-size-complex="12pt"/>
    </style:style>
    <style:style style:name="T37" style:family="text">
      <style:text-properties fo:color="#000000" loext:opacity="100%" style:font-name="Arial1" fo:font-size="12pt" fo:font-weight="bold" style:font-size-asian="12pt" style:font-weight-asian="bold" style:font-size-complex="12pt"/>
    </style:style>
    <style:style style:name="T38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Arial1" fo:font-size="12pt" fo:font-weight="bold" style:font-size-asian="12pt" style:language-asian="en" style:country-asian="US" style:font-weight-asian="bold" style:font-size-complex="12pt" style:font-weight-complex="bold"/>
    </style:style>
    <style:style style:name="T40" style:family="text">
      <style:text-properties fo:color="#000000" loext:opacity="100%" style:font-name="Arial1" fo:font-size="12pt" fo:font-style="normal" fo:font-weight="bold" officeooo:rsid="0014228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1c1c1c" loext:opacity="100%" style:font-name="Arial1" fo:font-size="12pt" fo:font-weight="normal" style:font-size-asian="12pt" style:language-asian="en" style:country-asian="US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de Sockets</text:p>
      <text:p text:style-name="P2"><text:span text:style-name="T1">Guilherme Mizutani, Alexia </text:span><text:span text:style-name="T2">de Anhaia Zanon</text:span><text:span text:style-name="T1">, Rafael </text:span><text:span text:style-name="T2">Nogueira</text:span></text:p>
      <text:p text:style-name="P4"><text:span text:style-name="Address_20_Char"><text:span text:style-name="T3">Instituto Federal do Paraná – IFPR – Campus Pinhais – Pinhais, PR – Brasil</text:span></text:span></text:p>
      <text:p text:style-name="P6"/>
      <text:section text:style-name="Sect1" text:name="Seção1">
        <text:p text:style-name="P3"><text:span text:style-name="T19">Resumo:</text:span><text:span text:style-name="T3"> </text:span><text:span text:style-name="T24">Este trabalho apresenta o desenvolvimento de um servidor web básico utilizando a API Winsock em C++, com capacidade de atender múltiplas conexões por meio de threads. A aplicação é capaz de interpretar requisições HTTP do tipo GET, buscando por um arquivo específico (</text:span><text:span text:style-name="Source_20_Text"><text:span text:style-name="T24">requisicao.html</text:span></text:span><text:span text:style-name="T24">) no sistema. A resposta enviada varia de acordo com a situação, utilizando os códigos padrão HTTP 200, 404 ou 405. O projeto aborda conceitos essenciais da área de redes de computadores, como o uso de sockets, o modelo cliente-servidor e o tratamento de protocolos da camada de aplicação. A proposta tem como foco o aprendizado prático desses temas, sendo útil para disciplinas introdutórias na área.</text:span></text:p>
        <text:p text:style-name="P9"/>
        <text:p text:style-name="P7"><text:span text:style-name="T38">Abstract:</text:span><text:span text:style-name="T31"> </text:span><text:span text:style-name="T35">This work describes the development of a basic web server built in C++ using the Winsock API, with support for handling multiple client connections through threading. The server processes HTTP GET requests by checking the presence of a specific file (</text:span><text:span text:style-name="Source_20_Text"><text:span text:style-name="T35">requisicao.html</text:span></text:span><text:span text:style-name="T35">) and responds with standard HTTP status codes: 200 (OK), 404 (Not Found), or 405 (Method Not Allowed). The implementation highlights core networking concepts such as socket programming, client-server communication, and application-layer protocol handling. The project is intended as a practical learning tool for introductory courses in computer networking. <text:line-break/><text:line-break/></text:span><text:span text:style-name="T40">Palavras-chave: </text:span><text:span text:style-name="Strong_20_Emphasis"><text:span text:style-name="T9">Servidor Web</text:span></text:span><text:span text:style-name="T10">,</text:span><text:span text:style-name="Strong_20_Emphasis"><text:span text:style-name="T9">Winsock API</text:span></text:span><text:span text:style-name="T10">,</text:span><text:span text:style-name="Strong_20_Emphasis"><text:span text:style-name="T9">C++</text:span></text:span><text:span text:style-name="T10">,</text:span><text:span text:style-name="Strong_20_Emphasis"><text:span text:style-name="T9">HTTP GET</text:span></text:span><text:span text:style-name="T10">, </text:span><text:span text:style-name="Strong_20_Emphasis"><text:span text:style-name="T9">Threads</text:span></text:span><text:span text:style-name="T10">, </text:span><text:span text:style-name="Strong_20_Emphasis"><text:span text:style-name="T9">Sockets</text:span></text:span><text:span text:style-name="T10">, </text:span><text:span text:style-name="Strong_20_Emphasis"><text:span text:style-name="T9">Cliente-Servidor</text:span></text:span><text:span text:style-name="T10">, </text:span><text:span text:style-name="Strong_20_Emphasis"><text:span text:style-name="T9">Códigos HTTP (200, 404, 405)</text:span></text:span><text:span text:style-name="T10">, </text:span><text:span text:style-name="Strong_20_Emphasis"><text:span text:style-name="T9">Redes de Computadores</text:span></text:span><text:span text:style-name="T10">, </text:span><text:span text:style-name="Strong_20_Emphasis"><text:span text:style-name="T9">Protocolos de Aplicação</text:span></text:span><text:span text:style-name="T10">, </text:span><text:span text:style-name="Strong_20_Emphasis"><text:span text:style-name="T9">Múltiplas Conexões</text:span></text:span><text:span text:style-name="T10">, </text:span><text:span text:style-name="Strong_20_Emphasis"><text:span text:style-name="T9">Localhost</text:span></text:span><text:span text:style-name="T10">.</text:span><text:span text:style-name="T40"> </text:span></text:p>
        <text:p text:style-name="P12">1. Introdução</text:p>
        <text:p text:style-name="P10">Criar um servidor HTTP básico é uma ótima forma de entender os princípios da comunicação em redes de computadores, especialmente no contexto dos protocolos da Internet. Neste projeto, desenvolvemos uma aplicação em C++ que responde a requisições de clientes verificando a presença de um arquivo HTML específico.</text:p>
        <text:p text:style-name="P12">2. Objetivos</text:p>
        <text:p text:style-name="P10">Este trabalho teve como metas principais:</text:p>
        <text:p text:style-name="P10">- Estudar o uso da API Winsock para comunicação por sockets no ambiente Windows.</text:p>
        <text:p text:style-name="P10">- Implementar um servidor HTTP simples que trate requisições do tipo GET.</text:p>
        <text:p text:style-name="P10">- Aprender como montar respostas conforme o padrão do protocolo HTTP.</text:p>
        <text:p text:style-name="P10"><text:soft-page-break/>- Utilizar threads para permitir o atendimento simultâneo de múltiplas conexões de clientes.</text:p>
        <text:p text:style-name="P12">3. Estrutura do Projeto</text:p>
        <text:p text:style-name="P10">A aplicação foi organizada em três arquivos principais:</text:p>
        <text:p text:style-name="P10">- Servidor.cpp: responsável por toda a lógica do servidor, desde a configuração do socket até o envio das respostas HTTP.</text:p>
        <text:p text:style-name="P11"><text:span text:style-name="T18">- Cliente.cpp: previsto para testes do cliente, porém não implementado nesta versão.</text:span></text:p>
        <text:p text:style-name="P10">- requisicao.html: arquivo que o servidor busca no diretório para responder às requisições.</text:p>
        <text:p text:style-name="P12">4. Funcionamento do Servidor</text:p>
        <text:p text:style-name="P10">O servidor opera na porta 8080 e aceita conexões de clientes. Ao receber uma requisição, ele verifica se é do tipo GET. Se for, verifica a existência do arquivo requisicao.html. Caso o arquivo esteja disponível, o servidor envia uma resposta com código 200 OK. Se o arquivo não for encontrado, a resposta enviada é 404 Not Found. Para qualquer outro tipo de requisição (como POST, PUT, etc.), o servidor retorna 405 Method Not Allowed. Cada conexão é tratada em uma thread separada, permitindo múltiplos acessos simultâneos.</text:p>
        <text:p text:style-name="P15">5. Resultados</text:p>
        <text:p text:style-name="P13">Durante os testes, o servidor respondeu corretamente de acordo com o comportamento esperado:</text:p>
        <text:p text:style-name="P13">- 200 OK quando o arquivo requisicao.html estava presente.</text:p>
        <text:p text:style-name="P13">- 404 Not Found se o arquivo estivesse ausente.</text:p>
        <text:p text:style-name="P13">- 405 Method Not Allowed para métodos HTTP diferentes de GET.</text:p>
        <text:p text:style-name="P13">O servidor foi acessado via navegador e clientes HTTP utilizando o endereço http://localhost:8080.</text:p>
        <text:p text:style-name="P16">6. Considerações Finais</text:p>
        <text:p text:style-name="P13">A implementação permitiu consolidar conhecimentos práticos sobre redes, especialmente no que diz respeito ao funcionamento de servidores HTTP. Além disso, possibilitou o contato com programação de baixo nível usando sockets e threads. Como continuidade do projeto, seria interessante implementar suporte a outros métodos HTTP, utilizar pools de threads e permitir o envio de diferentes arquivos conforme a URL requisitada.</text:p>
        <text:h text:style-name="P8" text:outline-level="1"><text:soft-page-break/><text:span text:style-name="T35">7. Refer</text:span><text:span text:style-name="T37">ências<text:line-break/></text:span><text:span text:style-name="T33">STEVENS, W. Richard. Unix Network Programming: Networking APIs: Sockets and XTI. v. 1. 2. ed. Prentice Hall, 1998. <text:line-break/>FIELDING, Roy Thomas. Architectural Styles and the Design of Network-based Software Architectures. University of California, Irvine, 2000. </text:span><text:span text:style-name="T34">MICROSOFT.Getting started with Winsock, 2023. Disponível em: https://learn.microsoft.com/en-us/windows/win32/winsock/getting-started-with-winsock.<text:line-break/>MICROSOFT.Windows Sockets 2 API, 2023. Disponível em: https://learn.microsoft.com/en-us/windows/win32/winsock/windows-sockets-start-page-2.</text:span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style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line-height="100%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style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style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style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Quadro1" text:anchor-type="paragraph" svg:y="0.002cm" draw:z-index="2"><draw:text-box fo:min-height="0.058cm" fo:min-width="0.041cm"><text:p text:style-name="Standard"/></draw:text-box></draw:frame></text:p>
      </style:header>
    </style:master-page>
    <style:master-page style:name="Converter_20_1" style:display-name="Converter 1" style:page-layout-name="Mpm1" draw:style-name="Mdp1">
      <style:header>
        <text:p text:style-name="MP1"><draw:frame draw:style-name="Mfr1" draw:name="Quadro2" text:anchor-type="paragraph" svg:y="0.002cm" draw:z-index="0"><draw:text-box fo:min-height="0.058cm" fo:min-width="0.041cm"><text:p text:style-name="Standard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25-06-30T10:23:32.064000000</dc:date>
    <meta:print-date>2025-06-28T23:22:10.836647500</meta:print-date>
    <meta:editing-cycles>6</meta:editing-cycles>
    <meta:editing-duration>PT1H42M</meta:editing-duration>
    <meta:generator>LibreOffice/7.5.4.2$Windows_X86_64 LibreOffice_project/36ccfdc35048b057fd9854c757a8b67ec53977b6</meta:generator>
    <meta:printed-by>Arquivos PDF</meta:printed-by>
    <meta:document-statistic meta:table-count="0" meta:image-count="0" meta:object-count="0" meta:page-count="3" meta:paragraph-count="29" meta:word-count="668" meta:character-count="4667" meta:non-whitespace-character-count="4020"/>
  </office:meta>
</office:document-meta>
</file>